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-0.021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margin-left="0.016cm" fo:margin-right="0cm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5" style:family="paragraph" style:parent-style-name="Standard" style:list-style-name="L2">
      <style:paragraph-properties fo:text-align="justify" style:justify-single-word="false">
        <style:tab-stops/>
      </style:paragraph-properties>
    </style:style>
    <style:style style:name="P6" style:family="paragraph" style:parent-style-name="Standard" style:list-style-name="L2">
      <style:paragraph-properties fo:text-align="justify" style:justify-single-word="false">
        <style:tab-stops/>
      </style:paragraph-properties>
      <style:text-properties fo:font-size="10pt" style:font-size-asian="10pt" style:font-size-complex="10pt"/>
    </style:style>
    <style:style style:name="P7" style:family="paragraph" style:parent-style-name="Standard" style:list-style-name="L7">
      <style:paragraph-properties fo:text-align="justify" style:justify-single-word="false">
        <style:tab-stops/>
      </style:paragraph-properties>
      <style:text-properties fo:font-size="10pt" style:font-size-asian="10pt" style:font-size-complex="10pt"/>
    </style:style>
    <style:style style:name="P8" style:family="paragraph" style:parent-style-name="Standard" style:list-style-name="L2">
      <style:paragraph-properties fo:text-align="justify" style:justify-single-word="false">
        <style:tab-stops/>
      </style:paragraph-properties>
      <style:text-properties fo:font-size="8pt" style:font-size-asian="8pt" style:font-size-complex="8pt"/>
    </style:style>
    <style:style style:name="P9" style:family="paragraph" style:parent-style-name="Standard" style:list-style-name="L1">
      <style:paragraph-properties fo:margin-left="-0.021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 style:list-style-name="L3">
      <style:paragraph-properties fo:margin-left="-0.021cm" fo:margin-right="0cm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 style:list-style-name="L4">
      <style:paragraph-properties fo:margin-left="-0.021cm" fo:margin-right="0cm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12" style:family="paragraph" style:parent-style-name="Standard" style:list-style-name="L6">
      <style:paragraph-properties fo:margin-left="-0.021cm" fo:margin-right="0cm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Standard" style:list-style-name="L2">
      <style:paragraph-properties fo:margin-left="1.251cm" fo:margin-right="0cm" fo:text-align="justify" style:justify-single-word="false" fo:text-indent="-0.635cm" style:auto-text-indent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 style:list-style-name="L2">
      <style:paragraph-properties fo:margin-left="3.752cm" fo:margin-right="0cm" fo:text-align="justify" style:justify-single-word="false" fo:text-indent="-0.635cm" style:auto-text-indent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 style:list-style-name="L5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18" style:family="paragraph">
      <style:paragraph-properties fo:text-align="center"/>
    </style:style>
    <style:style style:name="P19" style:family="paragraph">
      <style:text-properties fo:font-style="italic" style:font-style-asian="italic" style:font-style-complex="italic"/>
    </style:style>
    <style:style style:name="P20" style:family="paragraph">
      <style:text-properties fo:font-size="10pt" fo:font-style="italic" style:font-size-asian="10pt" style:font-style-asian="italic" style:font-size-complex="10pt" style:font-style-complex="italic"/>
    </style:style>
    <style:style style:name="P21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es del TP de Compiladores 2008</text:p>
      <text:p text:style-name="P2"/>
      <text:list xml:id="list35503040" text:style-name="L1">
        <text:list-item>
          <text:p text:style-name="P9">Editor de Alfabetos</text:p>
        </text:list-item>
      </text:list>
      <text:list xml:id="list35478075" text:style-name="L2">
        <text:list-item>
          <text:p text:style-name="P13">Qué símbolos → letras y alfabetos inglés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4">dígitos decimales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Predeterminados → abecedario (A).</text:p>
        </text:list-item>
      </text:list>
      <text:list xml:id="list35481554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tab/><text:tab/><text:tab/>→ dígitos (D)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473514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tab/><text:tab/><text:tab/>→ abecedario + dígitos (A U D)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501423" text:continue-list="list35478075" text:style-name="L2">
        <text:list-item>
          <text:p text:style-name="P6">Definido por el usuario sobre (A <text:s/>U D).</text:p>
        </text:list-item>
      </text:list>
      <text:p text:style-name="P4"/>
      <text:list xml:id="list35513909" text:continue-list="list35503040" text:style-name="L1">
        <text:list-item>
          <text:p text:style-name="P9">Editor Expresiones Regulares</text:p>
        </text:list-item>
      </text:list>
      <text:list xml:id="list35498946" text:continue-list="list35501423" text:style-name="L2">
        <text:list-item text:start-value="1">
          <text:p text:style-name="P13">Operadores → * <text:s/>+ <text:s/>?<text:tab/>cerraduras</text:p>
        </text:list-item>
      </text:list>
      <text:p text:style-name="P15"><text:tab/><text:tab/><text:tab/>.<text:tab/>concatenación.</text:p>
      <text:p text:style-name="P15"><text:tab/><text:tab/><text:tab/>|<text:tab/>opción.</text:p>
      <text:p text:style-name="P15"><text:tab/><text:tab/><text:tab/>( )<text:tab/>grupo</text:p>
      <text:p text:style-name="P15"/>
      <text:list xml:id="list35488367" text:continue-numbering="true" text:style-name="L2">
        <text:list-item>
          <text:p text:style-name="P6">Verificar validez (BNF).</text:p>
        </text:list-item>
      </text:list>
      <text:list xml:id="list35487037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503007" text:continue-list="list35513909" text:style-name="L1">
        <text:list-item>
          <text:p text:style-name="P9">Construir AFN (Thompson)</text:p>
        </text:list-item>
      </text:list>
      <text:list xml:id="list35487449" text:continue-list="list35488367" text:style-name="L2">
        <text:list-item text:start-value="1">
          <text:p text:style-name="P13">Construir un traductor en base a BNF (2a).</text:p>
        </text:list-item>
        <text:list-item>
          <text:p text:style-name="P6">Definir lenguaje de salida (matriz de transición).</text:p>
        </text:list-item>
        <text:list-item>
          <text:p text:style-name="P6">Verificar aceptación de cadena de entrada (mostrar estado final).</text:p>
        </text:list-item>
      </text:list>
      <text:list xml:id="list35504878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501433" text:continue-list="list35503007" text:style-name="L1">
        <text:list-item>
          <text:p text:style-name="P9">Construir AFD</text:p>
        </text:list-item>
      </text:list>
      <text:list xml:id="list35515040" text:continue-list="list35487449" text:style-name="L2">
        <text:list-item text:start-value="1">
          <text:p text:style-name="P13">Algoritmo de Subconjunto para transformar matriz de transición (3.b.).</text:p>
        </text:list-item>
        <text:list-item>
          <text:p text:style-name="P6">Verificar aceptación de cadena de entrada (mostrar estado final).</text:p>
        </text:list-item>
      </text:list>
      <text:p text:style-name="P3"/>
      <text:list xml:id="list35484232" text:continue-list="list35501433" text:style-name="L1">
        <text:list-item>
          <text:p text:style-name="P9">Minimización AFD</text:p>
        </text:list-item>
      </text:list>
      <text:list xml:id="list35491692" text:continue-list="list35515040" text:style-name="L2">
        <text:list-item text:start-value="1">
          <text:p text:style-name="P13"><draw:custom-shape text:anchor-type="paragraph" draw:z-index="0" draw:style-name="gr1" draw:text-style-name="P18" svg:width="0.384cm" svg:height="1.13cm" svg:x="6.361cm" svg:y="0.09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" draw:style-name="gr2" draw:text-style-name="P20" svg:width="5.232cm" svg:height="1.161cm" svg:x="6.987cm" svg:y="0.056cm"><draw:text-box><text:p text:style-name="P19"><text:span text:style-name="T3">Transformación de matriz. (4.a) en cada paso (posiblemente).</text:span></text:p></draw:text-box></draw:frame>Buscar estados inalcanzables (poda).</text:p>
        </text:list-item>
        <text:list-item>
          <text:p text:style-name="P6">Algoritmo de minimización.</text:p>
        </text:list-item>
        <text:list-item>
          <text:p text:style-name="P6">Buscar estados identidad (poda).</text:p>
        </text:list-item>
        <text:list-item>
          <text:p text:style-name="P6">Verificar aceptación de cadena de entrada (mostrar estado final).</text:p>
        </text:list-item>
      </text:list>
      <text:p text:style-name="P3"/>
      <text:list xml:id="list35512152" text:continue-list="list35484232" text:style-name="L1">
        <text:list-item>
          <text:p text:style-name="P9">Interfaz Gráfica</text:p>
        </text:list-item>
      </text:list>
      <text:list xml:id="list35483263" text:continue-list="list35491692" text:style-name="L2">
        <text:list-item text:start-value="1">
          <text:p text:style-name="P13"><draw:custom-shape text:anchor-type="paragraph" draw:z-index="2" draw:style-name="gr1" draw:text-style-name="P18" svg:width="0.384cm" svg:height="1.445cm" svg:x="6.361cm" svg:y="0.09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3" draw:style-name="gr2" draw:text-style-name="P21" svg:width="5.232cm" svg:height="1.161cm" svg:x="7.214cm" svg:y="0.423cm"><draw:text-box><text:p><text:span text:style-name="T3">(Introducir cadenas ?? )</text:span></text:p><text:p><text:span text:style-name="T1"><text:s text:c="11"/></text:span><text:span text:style-name="T1">*</text:span></text:p></draw:text-box></draw:frame>Seleccionar alfabeto.</text:p>
        </text:list-item>
        <text:list-item>
          <text:p text:style-name="P6">Introducir expresión regular.</text:p>
        </text:list-item>
        <text:list-item>
          <text:p text:style-name="P6">Introducir cadena de entrada.</text:p>
        </text:list-item>
        <text:list-item>
          <text:p text:style-name="P6">Mostrar AFN.</text:p>
        </text:list-item>
        <text:list-item>
          <text:p text:style-name="P6">Mostrar AFD.</text:p>
        </text:list-item>
        <text:list-item>
          <text:p text:style-name="P5"><text:span text:style-name="T1">Mostrar AFD</text:span><text:span text:style-name="T2">min</text:span></text:p>
          <text:p text:style-name="P8"/>
        </text:list-item>
      </text:list>
      <text:list xml:id="list35474850" text:style-name="L7">
        <text:list-header>
          <text:p text:style-name="P7">* <text:s/>Teclado Virtual</text:p>
        </text:list-header>
      </text:list>
      <text:p text:style-name="P3"/>
      <text:list xml:id="list35497353" text:continue-list="list35512152" text:style-name="L1">
        <text:list-item>
          <text:p text:style-name="P9">Graficar y Simular</text:p>
        </text:list-item>
      </text:list>
      <text:list xml:id="list35483500" text:continue-list="list35483263" text:style-name="L2">
        <text:list-item text:start-value="1">
          <text:p text:style-name="P13">Graficar el AFDmin (grafo).</text:p>
        </text:list-item>
        <text:list-item>
          <text:p text:style-name="P13">Simular aceptación cadena entrada en el gráfico.</text:p>
        </text:list-item>
      </text:list>
      <text:p text:style-name="P15"><text:tab/><text:tab/><text:tab/>→ 0 seg. (paso-a-paso)</text:p>
      <text:p text:style-name="P15"><text:tab/><text:tab/><text:tab/>→ 1 seg.</text:p>
      <text:p text:style-name="P15"><text:tab/><text:tab/><text:tab/>→ 2 seg.</text:p>
      <text:p text:style-name="P15"><text:tab/><text:tab/><text:tab/>→ 3 seg.</text:p>
      <text:list xml:id="list35499905" text:continue-numbering="true" text:style-name="L2">
        <text:list-item>
          <text:list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elo Rodas</meta:initial-creator>
    <meta:creation-date>2008-10-27T14:55:01.90</meta:creation-date>
    <dc:date>2008-10-27T15:40:13.95</dc:date>
    <dc:creator>Marcelo Rodas</dc:creator>
    <meta:editing-duration>PT00H38M48S</meta:editing-duration>
    <meta:editing-cycles>16</meta:editing-cycles>
    <meta:generator>OpenOffice.org/3.0$Win32 OpenOffice.org_project/300m9$Build-9358</meta:generator>
    <meta:document-statistic meta:table-count="0" meta:image-count="0" meta:object-count="0" meta:page-count="1" meta:paragraph-count="41" meta:word-count="205" meta:character-count="1247"/>
    <meta:user-defined meta:name="Información 1"/>
    <meta:user-defined meta:name="Información 2"/>
    <meta:user-defined meta:name="Información 3"/>
    <meta:user-defined meta:name="Información 4"/>
  </office:meta>
</office:document-meta>
</file>